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nterprise grade deploymen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arcamp 2019 – UHK</text:p>
            <text:p>Martin Novák</text:p>
            <text:p>m.nov4k@gmail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8T08:16:16.429000000</meta:creation-date>
    <dc:date>2019-10-08T08:53:49.694000000</dc:date>
    <meta:editing-duration>PT37M35S</meta:editing-duration>
    <meta:editing-cycles>1</meta:editing-cycles>
    <meta:generator>LibreOffice/6.2.7.1$Windows_X86_64 LibreOffice_project/23edc44b61b830b7d749943e020e96f5a7df63bf</meta:generator>
    <meta:document-statistic meta:object-count="25"/>
  </office:meta>
</office:document-meta>
</file>